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0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10" style:family="paragraph" style:parent-style-name="Standard">
      <style:paragraph-properties fo:line-height="100%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8pt" fo:font-style="normal" fo:text-shadow="none" style:text-underline-style="none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Liberation Serif" fo:font-size="9pt" fo:font-style="normal" fo:text-shadow="none" style:text-underline-style="none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Liberation Serif" fo:font-size="8pt" style:font-size-asian="8pt" style:font-size-complex="8pt"/>
    </style:style>
    <style:style style:name="T8" style:family="text">
      <style:text-properties style:font-name="Liberation Serif" fo:font-size="7pt" style:font-size-asian="7pt" style:font-size-complex="7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3"><text:span text:style-name="T1"><text:s text:c="109"/>{{{++limit+providertraining+trainingprovider+name}}} <text:s text:c="38"/></text:span><text:span text:style-name="T6">{{{nisn_umber+id_num}}}</text:span></text:p>
            <text:p text:style-name="P4"><text:s text:c="74"/><text:span text:style-name="T10">{{{++limit+providertraining+training+name}}} <text:s text:c="46"/>{{{+graduation_month}}} {{{+graduation_year}}}</text:span></text:p>
            <text:p text:style-name="P8"/>
            <text:p text:style-name="P8"/>
            <text:p text:style-name="P9"/>
            <text:p text:style-name="P10"><text:span text:style-name="T8"><text:s text:c="62"/></text:span><text:span text:style-name="T7"><text:s text:c="2"/></text:span><text:span text:style-name="T2">Medicine, Mental Health and Pharmacology </text:span><text:span text:style-name="T7"><text:s text:c="48"/></text:span><text:span text:style-name="T4">{{{exam_grade_paper_i+name}}}</text:span></text:p>
            <text:p text:style-name="P10"><text:span text:style-name="T3"><text:s text:c="56"/></text:span><text:span text:style-name="T2">Community Health and Reproductive Health </text:span><text:span text:style-name="T3"><text:s text:c="48"/></text:span><text:span text:style-name="T5">{{{exam_grade_paper_ii+name}}}</text:span></text:p>
            <text:p text:style-name="P10"><text:span text:style-name="T3"><text:s text:c="56"/></text:span><text:span text:style-name="T2">Surgery and Gyneacology</text:span><text:span text:style-name="T3"> <text:s text:c="78"/></text:span><text:span text:style-name="T5">{{{exam_grade_paper_iii+name}}}</text:span></text:p>
            <text:p text:style-name="P10"><text:span text:style-name="T3"><text:s text:c="56"/></text:span><text:span text:style-name="T2">Paediatrics, Midwifery and Health Services Management </text:span><text:span text:style-name="T3"><text:s text:c="28"/></text:span><text:span text:style-name="T5">{{{exam_grade_paper_iv+name}}}</text:span></text:p>
            <text:p text:style-name="P7"><text:s text:c="56"/>Practicals and Oral <text:s text:c="89"/><text:span text:style-name="T9">{{{exam_grade_paper_v+name}}}</text:span></text:p>
            <text:p text:style-name="P10"><text:span text:style-name="T2"><text:s text:c="56"/>Research <text:s text:c="105"/></text:span><text:span text:style-name="T9">{{{exam_grade_paper_vi+name}}}</text:span></text:p>
            <text:p text:style-name="P6"><text:s text:c="116"/>{{{primary_form+exam_result}}}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8-21T16:25:08</dc:date>
    <dc:creator>HRIS </dc:creator>
    <meta:editing-duration>PT7H6M17S</meta:editing-duration>
    <meta:editing-cycles>98</meta:editing-cycles>
    <meta:generator>LibreOffice/3.5$Linux_x86 LibreOffice_project/350m1$Build-2</meta:generator>
    <meta:document-statistic meta:table-count="1" meta:image-count="0" meta:object-count="0" meta:page-count="1" meta:paragraph-count="12" meta:word-count="49" meta:character-count="1937" meta:non-whitespace-character-count="671"/>
  </office:meta>
</office:document-meta>
</file>